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structionFactory.instructionKey( Star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setupInstructions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InstructionFactory.registerInstruction( String instructionName , String targetNamespace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nstructionFactory.createInstruction( ParsingContext parsingContext , StartElement startElement , Attributes attrs ,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Instruction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instructionKey( String instructionName , String targe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configure( Configuration omit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InstructionFactory.isInstruction( Star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